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3">
      <style:graphic-properties draw:stroke="solid" svg:stroke-width="0.053cm" svg:stroke-color="#000000" draw:stroke-linejoin="miter" draw:fill="none" draw:fill-color="#ffffff" draw:textarea-horizontal-align="justify" draw:textarea-vertical-align="middle" draw:auto-grow-height="false" fo:min-height="0.94cm" fo:min-width="4.082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 style:list-style-name="L3">
      <style:graphic-properties draw:stroke="solid" svg:stroke-width="0.053cm" svg:stroke-color="#000000" draw:stroke-linejoin="miter" draw:fill="none" draw:fill-color="#ffffff" draw:textarea-horizontal-align="justify" draw:textarea-vertical-align="middle" draw:auto-grow-height="false" fo:min-height="0.93cm" fo:min-width="5.856cm" fo:padding-top="0.13cm" fo:padding-bottom="0.13cm" fo:padding-left="0.25cm" fo:padding-right="0.25cm" fo:wrap-option="no-wrap" draw:shadow-color="#808080"/>
      <style:paragraph-properties style:writing-mode="lr-tb"/>
    </style:style>
    <style:style style:name="gr4" style:family="graphic" style:parent-style-name="standard" style:list-style-name="L3">
      <style:graphic-properties draw:stroke="solid" svg:stroke-width="0.053cm" svg:stroke-color="#000000" draw:stroke-linejoin="miter" draw:fill="none" draw:fill-color="#ffffff" draw:textarea-horizontal-align="justify" draw:textarea-vertical-align="middle" draw:auto-grow-height="false" fo:min-height="0.7cm" fo:min-width="1.885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>
      <style:graphic-properties draw:stroke="solid" svg:stroke-width="0.053cm" svg:stroke-color="#000000" draw:marker-end="msArrowStealth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>
      <style:graphic-properties style:protect="size"/>
    </style:style>
    <style:style style:name="gr10" style:family="graphic" style:parent-style-name="standard" style:list-style-name="L3">
      <style:graphic-properties draw:stroke="solid" svg:stroke-width="0.053cm" svg:stroke-color="#000000" draw:stroke-linejoin="miter" draw:fill="none" draw:fill-color="#ffffff" draw:textarea-horizontal-align="justify" draw:textarea-vertical-align="middle" draw:auto-grow-height="false" fo:min-height="0.94cm" fo:min-width="4.082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53cm" svg:stroke-color="#000000" draw:stroke-linejoin="miter" draw:fill="none" draw:fill-color="#ffffff" draw:textarea-horizontal-align="justify" draw:textarea-vertical-align="middle" draw:auto-grow-height="false" fo:min-height="0.944cm" fo:min-width="7.374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 style:list-style-name="L3">
      <style:graphic-properties draw:stroke="solid" svg:stroke-width="0.053cm" svg:stroke-color="#000000" draw:stroke-linejoin="miter" draw:fill="none" draw:fill-color="#ffffff" draw:textarea-horizontal-align="justify" draw:textarea-vertical-align="middle" draw:auto-grow-height="false" fo:min-height="0.63cm" fo:min-width="1.885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3">
      <style:graphic-properties draw:stroke="solid" svg:stroke-width="0.053cm" svg:stroke-color="#000000" draw:stroke-linejoin="miter" draw:fill="none" draw:fill-color="#ffffff" draw:textarea-horizontal-align="justify" draw:textarea-vertical-align="middle" draw:auto-grow-height="false" fo:min-height="0.81cm" fo:min-width="1.82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53cm" svg:stroke-color="#000000" draw:stroke-linejoin="miter" draw:fill="none" draw:fill-color="#ffffff" draw:textarea-horizontal-align="justify" draw:textarea-vertical-align="middle" draw:auto-grow-height="false" fo:min-height="0.94cm" fo:min-width="5.547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3">
      <style:graphic-properties draw:stroke="solid" svg:stroke-width="0.053cm" svg:stroke-color="#000000" draw:stroke-linejoin="miter" draw:fill="none" draw:fill-color="#ffffff" draw:textarea-horizontal-align="justify" draw:textarea-vertical-align="middle" draw:auto-grow-height="false" fo:min-height="0.944cm" fo:min-width="7.046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3">
      <style:graphic-properties draw:stroke="solid" svg:stroke-width="0.053cm" svg:stroke-color="#000000" draw:stroke-linejoin="miter" draw:fill="none" draw:fill-color="#ffffff" draw:textarea-horizontal-align="justify" draw:textarea-vertical-align="middle" draw:auto-grow-height="false" fo:min-height="0.855cm" fo:min-width="1.695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>
      <style:graphic-properties draw:stroke="dash" draw:stroke-dash="Dashed_20__28_var_29__20_4" svg:stroke-width="0.053cm" svg:stroke-color="#000000" draw:marker-start="msArrowStealthEnd_20_5" draw:marker-start-width="0.21cm" draw:marker-start-center="false" draw:marker-end="msArrowStealth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dash" draw:stroke-dash="Dashed_20__28_var_29__20_4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dash" draw:stroke-dash="Dashed_20__28_var_29__20_4" svg:stroke-width="0.053cm" svg:stroke-color="#000000" draw:marker-end="msArrowStealth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3">
      <style:graphic-properties draw:stroke="solid" svg:stroke-width="0.053cm" svg:stroke-color="#000000" draw:stroke-linejoin="miter" draw:fill="none" draw:fill-color="#ffffff" draw:textarea-horizontal-align="justify" draw:textarea-vertical-align="middle" draw:auto-grow-height="false" fo:min-height="0.93cm" fo:min-width="5.912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3">
      <style:graphic-properties draw:stroke="solid" svg:stroke-width="0.053cm" svg:stroke-color="#000000" draw:stroke-linejoin="miter" draw:fill="none" draw:fill-color="#ffffff" draw:textarea-horizontal-align="justify" draw:textarea-vertical-align="middle" draw:auto-grow-height="false" fo:min-height="0.744cm" fo:min-width="1.885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>
      <style:graphic-properties draw:stroke="none" draw:fill="none" fo:min-height="0.72cm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53cm" svg:stroke-color="#000000" draw:stroke-linejoin="miter" draw:fill="none" draw:fill-color="#ffffff" draw:textarea-horizontal-align="justify" draw:textarea-vertical-align="middle" draw:auto-grow-height="false" fo:min-height="0.93cm" fo:min-width="5.912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3">
      <style:graphic-properties draw:stroke="solid" svg:stroke-width="0.053cm" svg:stroke-color="#000000" draw:stroke-linejoin="miter" draw:fill="none" draw:fill-color="#ffffff" draw:textarea-horizontal-align="justify" draw:textarea-vertical-align="middle" draw:auto-grow-height="false" fo:min-height="0.744cm" fo:min-width="1.885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size="16pt" style:font-size-asian="16pt" style:font-size-complex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size="16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2" style:family="paragraph">
      <style:text-properties fo:font-size="18pt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color="#000000" style:font-name="Arial" fo:font-size="16pt" fo:language="en" fo:country="US" style:font-size-asian="16pt" style:language-asian="en" style:country-asian="US" style:font-size-complex="16pt" style:language-complex="en" style:country-complex="US"/>
    </style:style>
    <style:style style:name="T2" style:family="text">
      <style:text-properties fo:color="#000000" style:text-position="-25% 58%" style:font-name="Arial" fo:font-size="16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fo:color="#000000" style:font-name="Arial1" fo:font-size="16pt" fo:language="en" fo:country="US" style:font-size-asian="16pt" style:language-asian="en" style:country-asian="US" style:font-size-complex="16pt" style:language-complex="en" style:country-complex="US"/>
    </style:style>
    <style:style style:name="T4" style:family="text">
      <style:text-properties fo:color="#000000" style:text-position="-25% 58%" style:font-name="Arial1" fo:font-size="16pt" fo:language="en" fo:country="US" style:font-size-asian="16pt" style:language-asian="en" style:country-asian="US" style:font-size-complex="16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">
        <style:list-level-properties text:space-before="1.27cm"/>
        <style:text-properties fo:font-family="Wingdings" style:font-pitch="variable" style:font-charset="x-symbol" fo:color="#ff0d01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ff0d01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ff0d01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10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">
        <style:list-level-properties/>
        <style:text-properties fo:font-family="Wingdings" style:font-pitch="variable" style:font-charset="x-symbol" fo:color="#ff0d01" fo:font-size="100%"/>
      </text:list-level-style-bullet>
      <text:list-level-style-bullet text:level="2" text:bullet-char="">
        <style:list-level-properties text:space-before="1.27cm"/>
        <style:text-properties fo:font-family="Wingdings" style:font-pitch="variable" style:font-charset="x-symbol" fo:color="#ff0d01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ff0d01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ff0d01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10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name="Line 4" draw:style-name="gr1" draw:text-style-name="P1" draw:layer="layout" svg:x1="7.62cm" svg:y1="8.741cm" svg:x2="21.844cm" svg:y2="8.741cm">
          <text:p/>
        </draw:line>
        <draw:custom-shape draw:name="Rectangle 5" draw:style-name="gr2" draw:text-style-name="P2" draw:layer="layout" svg:width="4.582cm" svg:height="1.2cm" svg:x="10.076cm" svg:y="6.977cm">
          <text:p/>
          <draw:enhanced-geometry svg:viewBox="0 0 21600 21600" draw:type="rectangle" draw:enhanced-path="M 0 0 L 21600 0 21600 21600 0 21600 0 0 Z N"/>
        </draw:custom-shape>
        <draw:custom-shape draw:name="Rectangle 7" draw:style-name="gr3" draw:text-style-name="P2" draw:layer="layout" svg:width="6.356cm" svg:height="1.19cm" svg:x="14.98cm" svg:y="10.567cm">
          <text:p/>
          <draw:enhanced-geometry svg:viewBox="0 0 21600 21600" draw:type="rectangle" draw:enhanced-path="M 0 0 L 21600 0 21600 21600 0 21600 0 0 Z N"/>
        </draw:custom-shape>
        <draw:g draw:name="Group 25">
          <draw:custom-shape draw:name="Rectangle 26" draw:style-name="gr4" draw:text-style-name="P2" draw:layer="layout" svg:width="2.385cm" svg:height="0.96cm" svg:x="9.168cm" svg:y="9.173cm">
            <text:p/>
            <draw:enhanced-geometry svg:viewBox="0 0 21600 21600" draw:type="rectangle" draw:enhanced-path="M 0 0 L 21600 0 21600 21600 0 21600 0 0 Z N"/>
          </draw:custom-shape>
          <draw:line draw:name="Line 27" draw:style-name="gr1" draw:text-style-name="P1" draw:layer="layout" svg:x1="11.553cm" svg:y1="9.173cm" svg:x2="12.421cm" svg:y2="10.133cm">
            <text:p/>
          </draw:line>
          <draw:line draw:name="Line 28" draw:style-name="gr1" draw:text-style-name="P1" draw:layer="layout" svg:x1="11.553cm" svg:y1="10.133cm" svg:x2="12.421cm" svg:y2="9.173cm">
            <text:p/>
          </draw:line>
          <draw:line draw:name="Line 29" draw:style-name="gr1" draw:text-style-name="P1" draw:layer="layout" svg:x1="12.421cm" svg:y1="9.173cm" svg:x2="12.421cm" svg:y2="10.133cm">
            <text:p/>
          </draw:line>
        </draw:g>
        <draw:custom-shape draw:name="Text Box 35" draw:style-name="gr5" draw:text-style-name="P4" draw:layer="layout" svg:width="6.298cm" svg:height="1.03cm" svg:x="14.981cm" svg:y="10.639cm">
          <text:list text:style-name="L1">
            <text:list-header>
              <text:p text:style-name="P3"><text:span text:style-name="T1">Banco de sementes, N</text:span><text:span text:style-name="T2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7" draw:style-name="gr6" draw:text-style-name="P6" draw:layer="layout" svg:width="1.15cm" svg:height="1.03cm" svg:x="9.647cm" svg:y="9.257cm">
          <text:list text:style-name="L1">
            <text:list-header>
              <text:p text:style-name="P5"><text:span text:style-name="T3">E</text:span><text:span text:style-name="T4">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9" draw:style-name="gr7" draw:text-style-name="P6" draw:layer="layout" svg:width="3.8cm" svg:height="1.03cm" svg:x="10.405cm" svg:y="7.22cm">
          <text:p text:style-name="P5"><text:span text:style-name="T3">Plântulas, N</text:span><text:span text:style-name="T4">pl</text:span></text:p>
          <draw:enhanced-geometry svg:viewBox="0 0 21600 21600" draw:type="mso-spt202" draw:enhanced-path="M 0 0 L 21600 0 21600 21600 0 21600 0 0 Z N"/>
        </draw:custom-shape>
        <draw:line draw:name="Line 44" draw:style-name="gr1" draw:text-style-name="P1" draw:layer="layout" svg:x1="14.979cm" svg:y1="11.162cm" svg:x2="11.998cm" svg:y2="10.368cm">
          <text:p/>
        </draw:line>
        <draw:line draw:name="Line 46" draw:style-name="gr8" draw:text-style-name="P1" draw:layer="layout" svg:x1="11.999cm" svg:y1="10.367cm" svg:x2="11.999cm" svg:y2="8.378cm">
          <text:p/>
        </draw:lin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name="Rectangle 5_0" draw:style-name="gr10" draw:text-style-name="P2" draw:layer="layout" svg:width="4.582cm" svg:height="1.2cm" svg:x="10.976cm" svg:y="9.947cm">
          <text:p/>
          <draw:enhanced-geometry svg:viewBox="0 0 21600 21600" draw:type="rectangle" draw:enhanced-path="M 0 0 L 21600 0 21600 21600 0 21600 0 0 Z N"/>
        </draw:custom-shape>
        <draw:custom-shape draw:name="Rectangle 9" draw:style-name="gr11" draw:text-style-name="P2" draw:layer="layout" svg:width="7.874cm" svg:height="1.204cm" svg:x="9.144cm" svg:y="4.598cm">
          <text:p/>
          <draw:enhanced-geometry svg:viewBox="0 0 21600 21600" draw:type="rectangle" draw:enhanced-path="M 0 0 L 21600 0 21600 21600 0 21600 0 0 Z N"/>
        </draw:custom-shape>
        <draw:g draw:name="Group 30">
          <draw:custom-shape draw:name="Rectangle 31" draw:style-name="gr12" draw:text-style-name="P2" draw:layer="layout" svg:width="2.385cm" svg:height="0.89cm" svg:x="10.068cm" svg:y="7.557cm">
            <text:p/>
            <draw:enhanced-geometry svg:viewBox="0 0 21600 21600" draw:type="rectangle" draw:enhanced-path="M 0 0 L 21600 0 21600 21600 0 21600 0 0 Z N"/>
          </draw:custom-shape>
          <draw:line draw:name="Line 32" draw:style-name="gr1" draw:text-style-name="P1" draw:layer="layout" svg:x1="12.453cm" svg:y1="7.557cm" svg:x2="13.321cm" svg:y2="8.447cm">
            <text:p/>
          </draw:line>
          <draw:line draw:name="Line 33" draw:style-name="gr1" draw:text-style-name="P1" draw:layer="layout" svg:x1="12.453cm" svg:y1="8.447cm" svg:x2="13.321cm" svg:y2="7.557cm">
            <text:p/>
          </draw:line>
          <draw:line draw:name="Line 34" draw:style-name="gr1" draw:text-style-name="P1" draw:layer="layout" svg:x1="13.321cm" svg:y1="7.557cm" svg:x2="13.321cm" svg:y2="8.447cm">
            <text:p/>
          </draw:line>
        </draw:g>
        <draw:custom-shape draw:name="Text Box 36" draw:style-name="gr13" draw:text-style-name="P6" draw:layer="layout" svg:width="1.133cm" svg:height="1.03cm" svg:x="10.535cm" svg:y="7.566cm">
          <text:list text:style-name="L1">
            <text:list-header>
              <text:p text:style-name="P5"><text:span text:style-name="T3">S</text:span><text:span text:style-name="T4">p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8" draw:style-name="gr14" draw:text-style-name="P6" draw:layer="layout" svg:width="7.8cm" svg:height="1.03cm" svg:x="9.177cm" svg:y="4.801cm">
          <text:p text:style-name="P5"><text:span text:style-name="T3">Plantas daninhas adultas, N</text:span><text:span text:style-name="T4">m</text:span></text:p>
          <draw:enhanced-geometry svg:viewBox="0 0 21600 21600" draw:type="mso-spt202" draw:enhanced-path="M 0 0 L 21600 0 21600 21600 0 21600 0 0 Z N"/>
        </draw:custom-shape>
        <draw:custom-shape draw:name="Text Box 39_0" draw:style-name="gr15" draw:text-style-name="P6" draw:layer="layout" svg:width="3.8cm" svg:height="1.03cm" svg:x="11.302cm" svg:y="10.19cm">
          <text:p text:style-name="P8"><text:span text:style-name="T3">Plântulas, N</text:span><text:span text:style-name="T4">pl</text:span></text:p>
          <draw:enhanced-geometry svg:viewBox="0 0 21600 21600" draw:type="mso-spt202" draw:enhanced-path="M 0 0 L 21600 0 21600 21600 0 21600 0 0 Z N"/>
        </draw:custom-shape>
        <draw:line draw:name="Line 40" draw:style-name="gr8" draw:text-style-name="P1" draw:layer="layout" svg:x1="12.899cm" svg:y1="9.749cm" svg:x2="12.899cm" svg:y2="5.965cm">
          <text:p/>
        </draw:line>
        <presentation:notes draw:style-name="dp1">
          <draw:page-thumbnail draw:style-name="gr9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name="Rectangle 6" draw:style-name="gr16" draw:text-style-name="P2" draw:layer="layout" svg:width="2.32cm" svg:height="1.07cm" svg:x="3.14cm" svg:y="5.8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8" draw:style-name="gr17" draw:text-style-name="P2" draw:layer="layout" svg:width="6.047cm" svg:height="1.2cm" svg:x="18.591cm" svg:y="5.788cm">
          <text:p/>
          <draw:enhanced-geometry svg:viewBox="0 0 21600 21600" draw:type="rectangle" draw:enhanced-path="M 0 0 L 21600 0 21600 21600 0 21600 0 0 Z N"/>
        </draw:custom-shape>
        <draw:custom-shape draw:name="Rectangle 9_0" draw:style-name="gr18" draw:text-style-name="P2" draw:layer="layout" svg:width="7.546cm" svg:height="1.204cm" svg:x="7.112cm" svg:y="5.819cm">
          <text:p/>
          <draw:enhanced-geometry svg:viewBox="0 0 21600 21600" draw:type="rectangle" draw:enhanced-path="M 0 0 L 21600 0 21600 21600 0 21600 0 0 Z N"/>
        </draw:custom-shape>
        <draw:g draw:name="Group 10">
          <draw:custom-shape draw:name="Rectangle 11" draw:style-name="gr19" draw:text-style-name="P2" draw:layer="layout" svg:width="2.195cm" svg:height="1.115cm" draw:transform="rotate (-1.5707963267949) translate (16.92cm 3.848cm)">
            <text:p/>
            <draw:enhanced-geometry svg:viewBox="0 0 21600 21600" draw:type="rectangle" draw:enhanced-path="M 0 0 L 21600 0 21600 21600 0 21600 0 0 Z N"/>
          </draw:custom-shape>
          <draw:line draw:name="Line 12" draw:style-name="gr1" draw:text-style-name="P1" draw:layer="layout" svg:x1="16.92cm" svg:y1="6.043cm" svg:x2="15.805cm" svg:y2="6.841cm">
            <text:p/>
          </draw:line>
          <draw:line draw:name="Line 13" draw:style-name="gr1" draw:text-style-name="P1" draw:layer="layout" svg:x1="15.806cm" svg:y1="6.043cm" svg:x2="16.921cm" svg:y2="6.841cm">
            <text:p/>
          </draw:line>
          <draw:line draw:name="Line 14" draw:style-name="gr1" draw:text-style-name="P1" draw:layer="layout" svg:x1="16.92cm" svg:y1="6.842cm" svg:x2="15.805cm" svg:y2="6.842cm">
            <text:p/>
          </draw:line>
        </draw:g>
        <draw:custom-shape draw:name="Text Box 38_0" draw:style-name="gr20" draw:text-style-name="P6" draw:layer="layout" svg:width="7.8cm" svg:height="1.03cm" svg:x="6.969cm" svg:y="5.922cm">
          <text:p text:style-name="P5"><text:span text:style-name="T3">Plantas daninhas adultas, N</text:span><text:span text:style-name="T4">m</text:span></text:p>
          <draw:enhanced-geometry svg:viewBox="0 0 21600 21600" draw:type="mso-spt202" draw:enhanced-path="M 0 0 L 21600 0 21600 21600 0 21600 0 0 Z N"/>
        </draw:custom-shape>
        <draw:line draw:name="Line 41" draw:style-name="gr8" draw:text-style-name="P1" draw:layer="layout" svg:x1="14.887cm" svg:y1="6.428cm" svg:x2="18.552cm" svg:y2="6.428cm">
          <text:p/>
        </draw:line>
        <draw:line draw:name="Line 50" draw:style-name="gr21" draw:text-style-name="P1" draw:layer="layout" svg:x1="5.688cm" svg:y1="6.45cm" svg:x2="6.958cm" svg:y2="6.45cm">
          <text:p/>
        </draw:line>
        <draw:line draw:name="Line 53" draw:style-name="gr22" draw:text-style-name="P1" draw:layer="layout" svg:x1="4.318cm" svg:y1="5.569cm" svg:x2="4.318cm" svg:y2="4.572cm">
          <text:p/>
        </draw:line>
        <draw:line draw:name="Line 54" draw:style-name="gr23" draw:text-style-name="P1" draw:layer="layout" svg:x1="4.318cm" svg:y1="4.572cm" svg:x2="15.619cm" svg:y2="4.593cm">
          <text:p/>
        </draw:line>
        <draw:custom-shape draw:name="Text Box 55" draw:style-name="gr24" draw:text-style-name="P6" draw:layer="layout" svg:width="2.777cm" svg:height="0.937cm" svg:x="3.049cm" svg:y="5.956cm">
          <text:list text:style-name="L1">
            <text:list-header>
              <text:p text:style-name="P5"><text:span text:style-name="T3">Cultura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 Box 58" draw:style-name="gr25" draw:text-style-name="P6" draw:layer="layout" svg:width="6.302cm" svg:height="0.937cm" svg:x="18.475cm" svg:y="5.882cm">
          <text:p text:style-name="P5"><text:span text:style-name="T3">Produção de sementes</text:span></text:p>
          <draw:enhanced-geometry svg:viewBox="0 0 21600 21600" draw:type="mso-spt202" draw:enhanced-path="M 0 0 L 21600 0 21600 21600 0 21600 0 0 Z N"/>
        </draw:custom-shape>
        <draw:custom-shape draw:name="Text Box 59" draw:style-name="gr26" draw:text-style-name="P6" draw:layer="layout" svg:width="0.879cm" svg:height="0.937cm" svg:x="15.908cm" svg:y="4.465cm">
          <text:list text:style-name="L1">
            <text:list-header>
              <text:p text:style-name="P5"><text:span text:style-name="T3">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1">
          <draw:page-thumbnail draw:style-name="gr9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name="Rectangle 7_0" draw:style-name="gr27" draw:text-style-name="P2" draw:layer="layout" svg:width="6.412cm" svg:height="1.19cm" svg:x="14.98cm" svg:y="7.474cm">
          <text:p/>
          <draw:enhanced-geometry svg:viewBox="0 0 21600 21600" draw:type="rectangle" draw:enhanced-path="M 0 0 L 21600 0 21600 21600 0 21600 0 0 Z N"/>
        </draw:custom-shape>
        <draw:g draw:name="Group 20">
          <draw:custom-shape draw:name="Rectangle 21" draw:style-name="gr28" draw:text-style-name="P2" draw:layer="layout" svg:width="2.385cm" svg:height="1.004cm" svg:x="9.168cm" svg:y="9.07cm">
            <text:p/>
            <draw:enhanced-geometry svg:viewBox="0 0 21600 21600" draw:type="rectangle" draw:enhanced-path="M 0 0 L 21600 0 21600 21600 0 21600 0 0 Z N"/>
          </draw:custom-shape>
          <draw:line draw:name="Line 22" draw:style-name="gr1" draw:text-style-name="P1" draw:layer="layout" svg:x1="11.553cm" svg:y1="9.07cm" svg:x2="12.421cm" svg:y2="10.074cm">
            <text:p/>
          </draw:line>
          <draw:line draw:name="Line 23" draw:style-name="gr1" draw:text-style-name="P1" draw:layer="layout" svg:x1="11.553cm" svg:y1="10.074cm" svg:x2="12.421cm" svg:y2="9.07cm">
            <text:p/>
          </draw:line>
          <draw:line draw:name="Line 24" draw:style-name="gr1" draw:text-style-name="P1" draw:layer="layout" svg:x1="12.421cm" svg:y1="9.07cm" svg:x2="12.421cm" svg:y2="10.074cm">
            <text:p/>
          </draw:line>
        </draw:g>
        <draw:line draw:name="Line 45" draw:style-name="gr1" draw:text-style-name="P1" draw:layer="layout" svg:x1="14.979cm" svg:y1="8.069cm" svg:x2="11.998cm" svg:y2="8.664cm">
          <text:p/>
        </draw:line>
        <draw:line draw:name="Line 47" draw:style-name="gr1" draw:text-style-name="P1" draw:layer="layout" svg:x1="11.999cm" svg:y1="8.664cm" svg:x2="11.999cm" svg:y2="10.269cm">
          <text:p/>
        </draw:line>
        <draw:line draw:name="Line 48" draw:style-name="gr1" draw:text-style-name="P1" draw:layer="layout" svg:x1="11.999cm" svg:y1="10.269cm" svg:x2="15.835cm" svg:y2="10.269cm">
          <text:p/>
        </draw:line>
        <draw:line draw:name="Line 49" draw:style-name="gr8" draw:text-style-name="P1" draw:layer="layout" svg:x1="15.835cm" svg:y1="10.268cm" svg:x2="15.835cm" svg:y2="8.663cm">
          <text:p/>
        </draw:line>
        <draw:custom-shape draw:name="Text Box 56" draw:style-name="gr29" draw:text-style-name="P6" draw:layer="layout" svg:width="1.226cm" svg:height="1.03cm" svg:x="9.437cm" svg:y="9.193cm">
          <text:list text:style-name="L1">
            <text:list-header>
              <text:p text:style-name="P5"><text:span text:style-name="T3">S</text:span><text:span text:style-name="T4">b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0" draw:text-style-name="P9" draw:layer="layout" svg:width="6.298cm" svg:height="0.97cm" svg:x="15.094cm" svg:y="7.674cm">
          <draw:text-box>
            <text:p><text:span text:style-name="T1">Banco de sementes, N</text:span><text:span text:style-name="T2">t</text:span></text:p>
          </draw:text-box>
        </draw:frame>
        <presentation:notes draw:style-name="dp1">
          <draw:page-thumbnail draw:style-name="gr9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name="Rectangle 7_1" draw:style-name="gr31" draw:text-style-name="P2" draw:layer="layout" svg:width="6.412cm" svg:height="1.19cm" svg:x="14.98cm" svg:y="7.474cm">
          <text:p/>
          <draw:enhanced-geometry svg:viewBox="0 0 21600 21600" draw:type="rectangle" draw:enhanced-path="M 0 0 L 21600 0 21600 21600 0 21600 0 0 Z N"/>
        </draw:custom-shape>
        <draw:g draw:name="Group 20_0">
          <draw:custom-shape draw:name="Rectangle 21_0" draw:style-name="gr32" draw:text-style-name="P2" draw:layer="layout" svg:width="2.385cm" svg:height="1.004cm" svg:x="9.168cm" svg:y="9.07cm">
            <text:p/>
            <draw:enhanced-geometry svg:viewBox="0 0 21600 21600" draw:type="rectangle" draw:enhanced-path="M 0 0 L 21600 0 21600 21600 0 21600 0 0 Z N"/>
          </draw:custom-shape>
          <draw:line draw:name="Line 22_0" draw:style-name="gr1" draw:text-style-name="P1" draw:layer="layout" svg:x1="11.553cm" svg:y1="9.07cm" svg:x2="12.421cm" svg:y2="10.074cm">
            <text:p/>
          </draw:line>
          <draw:line draw:name="Line 23_0" draw:style-name="gr1" draw:text-style-name="P1" draw:layer="layout" svg:x1="11.553cm" svg:y1="10.074cm" svg:x2="12.421cm" svg:y2="9.07cm">
            <text:p/>
          </draw:line>
          <draw:line draw:name="Line 24_0" draw:style-name="gr1" draw:text-style-name="P1" draw:layer="layout" svg:x1="12.421cm" svg:y1="9.07cm" svg:x2="12.421cm" svg:y2="10.074cm">
            <text:p/>
          </draw:line>
        </draw:g>
        <draw:line draw:name="Line 45_0" draw:style-name="gr1" draw:text-style-name="P1" draw:layer="layout" svg:x1="14.979cm" svg:y1="8.069cm" svg:x2="11.998cm" svg:y2="8.664cm">
          <text:p/>
        </draw:line>
        <draw:line draw:name="Line 47_0" draw:style-name="gr1" draw:text-style-name="P1" draw:layer="layout" svg:x1="11.999cm" svg:y1="8.664cm" svg:x2="11.999cm" svg:y2="10.269cm">
          <text:p/>
        </draw:line>
        <draw:line draw:name="Line 48_0" draw:style-name="gr1" draw:text-style-name="P1" draw:layer="layout" svg:x1="11.999cm" svg:y1="10.269cm" svg:x2="15.835cm" svg:y2="10.269cm">
          <text:p/>
        </draw:line>
        <draw:line draw:name="Line 49_0" draw:style-name="gr8" draw:text-style-name="P1" draw:layer="layout" svg:x1="15.835cm" svg:y1="10.268cm" svg:x2="15.835cm" svg:y2="8.663cm">
          <text:p/>
        </draw:line>
        <draw:custom-shape draw:name="Text Box 56_0" draw:style-name="gr33" draw:text-style-name="P11" draw:layer="layout" svg:width="1.226cm" svg:height="1.03cm" svg:x="9.437cm" svg:y="9.193cm">
          <text:list text:style-name="L1">
            <text:list-header>
              <text:p text:style-name="P10"><text:span text:style-name="T3">S</text:span><text:span text:style-name="T4">b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0" draw:text-style-name="P13" draw:layer="layout" svg:width="6.298cm" svg:height="0.97cm" svg:x="15.094cm" svg:y="7.674cm">
          <draw:text-box>
            <text:p text:style-name="P12"><text:span text:style-name="T1">Banco de sementes, N</text:span><text:span text:style-name="T2">t</text:span></text:p>
          </draw:text-box>
        </draw:frame>
        <presentation:notes draw:style-name="dp1">
          <draw:page-thumbnail draw:style-name="gr9" draw:layer="layout" svg:width="18.624cm" svg:height="10.476cm" svg:x="1.482cm" svg:y="2.123cm" draw:page-number="5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StealthEnd_20_5" draw:display-name="msArrowStealthEnd 5" svg:viewBox="0 0 210 210" svg:d="M105 0l105 210-105-84-105 84z"/>
    <draw:stroke-dash draw:name="Dashed_20__28_var_29__20_4" draw:display-name="Dashed (var) 4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7-30T17:09:01.485031197</meta:creation-date>
    <dc:date>2020-07-30T17:30:42.665328656</dc:date>
    <meta:editing-duration>PT11M</meta:editing-duration>
    <meta:editing-cycles>2</meta:editing-cycles>
    <meta:generator>LibreOffice/6.4.5.2$MacOSX_X86_64 LibreOffice_project/a726b36747cf2001e06b58ad5db1aa3a9a1872d6</meta:generator>
    <meta:document-statistic meta:object-count="95"/>
  </office:meta>
</office:document-meta>
</file>